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margin-top="0cm" fo:margin-bottom="0cm" fo:padding="0.049cm" fo:border="0.002cm solid #d9d9e3"/>
    </style:style>
    <style:style style:name="P3" style:family="paragraph" style:parent-style-name="Text_20_body" style:list-style-name="L1">
      <style:paragraph-properties fo:padding="0.049cm" fo:border="0.002cm solid #d9d9e3"/>
    </style:style>
    <style:style style:name="P4" style:family="paragraph" style:parent-style-name="Text_20_body" style:list-style-name="L2">
      <style:paragraph-properties fo:padding="0.049cm" fo:border="0.002cm solid #d9d9e3"/>
    </style:style>
    <text:list-style style:name="L1">
      <text:list-level-style-number text:level="1" text:style-name="Numbering_20_Symbols" style:num-suffix="." style:num-format="1">
        <style:list-level-properties text:space-before="1.383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NR 11 estabelece as normas de segurança para o transporte, movimentação, armazenagem e manuseio de materiais. É aplicável a todos os locais de trabalho, incluindo portos, armazéns, depósitos, construção civil, entre outros.</text:p>
      <text:p text:style-name="P1">As principais medidas de segurança exigidas pela NR 11 incluem:</text:p>
      <text:list xml:id="list4966369513144939770" text:style-name="L1">
        <text:list-item>
          <text:p text:style-name="P2">Utilização de equipamentos adequados para o transporte e movimentação de cargas;</text:p>
        </text:list-item>
        <text:list-item>
          <text:p text:style-name="P2">Treinamento e capacitação dos trabalhadores;</text:p>
        </text:list-item>
        <text:list-item>
          <text:p text:style-name="P2">Sinalização adequada dos locais de movimentação de cargas;</text:p>
        </text:list-item>
        <text:list-item>
          <text:p text:style-name="P2">Utilização de EPIs adequados;</text:p>
        </text:list-item>
        <text:list-item>
          <text:p text:style-name="P2">Manutenção preventiva dos equipamentos utilizados;</text:p>
        </text:list-item>
        <text:list-item>
          <text:p text:style-name="P2">Respeito às normas de peso e dimensionamento das cargas;</text:p>
        </text:list-item>
        <text:list-item>
          <text:p text:style-name="P3">Cuidados com a movimentação de cargas perigosas.</text:p>
        </text:list-item>
      </text:list>
      <text:p text:style-name="P1">A NR 11 é uma norma importante para garantir a segurança dos trabalhadores em relação à movimentação de materiais, evitando acidentes e lesões graves. Por isso, é fundamental que as empresas cumpram as exigências previstas na norma, promovendo a segurança no ambiente de trabalho.</text:p>
      <text:p text:style-name="Standard"/>
      <text:p text:style-name="Standard"/>
      <text:p text:style-name="Standard"/>
      <text:p text:style-name="P1">A NR 11 é uma das normas regulamentadoras do Ministério do Trabalho que estabelece as normas de segurança para o transporte, movimentação, armazenagem e manuseio de materiais em todos os locais de trabalho. O objetivo da norma é garantir a segurança dos trabalhadores e evitar acidentes graves.</text:p>
      <text:p text:style-name="P1">Apresentação das Normas:</text:p>
      <text:p text:style-name="P1">A NR 11 estabelece uma série de normas para garantir a segurança dos trabalhadores em relação à movimentação de materiais. Algumas das principais normas incluem:</text:p>
      <text:list xml:id="list6078053627368871641" text:style-name="L2">
        <text:list-item>
          <text:p text:style-name="P4">Utilização de equipamentos adequados para o transporte e movimentação de cargas: Os equipamentos utilizados devem ser adequados para o tipo de carga transportada e para o ambiente de trabalho, além de serem submetidos à manutenção preventiva.</text:p>
        </text:list-item>
        <text:list-item>
          <text:p text:style-name="P4">Treinamento e capacitação dos trabalhadores: Todos os trabalhadores envolvidos na movimentação de cargas devem receber treinamento adequado para garantir que eles saibam utilizar os equipamentos corretamente e conheçam os riscos envolvidos na movimentação de cargas.</text:p>
        </text:list-item>
        <text:list-item>
          <text:p text:style-name="P4">Sinalização adequada dos locais de movimentação de cargas: É importante que os locais onde ocorre a movimentação de cargas sejam sinalizados de forma adequada, para evitar acidentes com outros trabalhadores que possam estar passando pelo local.</text:p>
        </text:list-item>
        <text:list-item>
          <text:p text:style-name="P4">Utilização de EPIs adequados: Todos os trabalhadores envolvidos na movimentação de cargas devem utilizar EPIs adequados para garantir a sua segurança.</text:p>
        </text:list-item>
        <text:list-item>
          <text:p text:style-name="P4">Manutenção preventiva dos equipamentos utilizados: É importante que os equipamentos utilizados sejam submetidos à manutenção preventiva, para evitar falhas que possam colocar os trabalhadores em risco.</text:p>
        </text:list-item>
        <text:list-item>
          <text:p text:style-name="P4">Respeito às normas de peso e dimensionamento das cargas: É fundamental que as cargas sejam transportadas dentro das normas de peso e dimensionamento adequados, para evitar acidentes devido ao excesso de peso ou dimensões inadequadas.</text:p>
        </text:list-item>
        <text:list-item>
          <text:p text:style-name="P4">Cuidados com a movimentação de cargas perigosas: Quando houver a movimentação de cargas perigosas, é importante que sejam tomados cuidados adicionais para garantir a segurança dos trabalhadores.</text:p>
        </text:list-item>
      </text:list>
      <text:p text:style-name="P1"><text:soft-page-break/>Conclusão:</text:p>
      <text:p text:style-name="P1">A NR 11 é uma norma importante para garantir a segurança dos trabalhadores em relação à movimentação de materiais. É fundamental que as empresas cumpram as exigências previstas na norma, promovendo a segurança no ambiente de trabalho. Ao cumprir as normas estabelecidas pela NR 11, as empresas estão contribuindo para a prevenção de acidentes graves e protegendo a integridade física e mental dos trabalhadores. Em resumo, a NR 11 é uma norma que deve ser levada a sério por todas as empresas que trabalham com movimentação de cargas, para garantir a segurança dos seus trabalhadores e evitar prejuízos financeiros e de imag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3-05-12T16:36:21.68</meta:creation-date>
    <dc:date>2023-05-13T21:08:57.40</dc:date>
    <dc:creator>Jorge Nami Harbes</dc:creator>
    <meta:editing-duration>PT9H11M8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2" meta:paragraph-count="22" meta:word-count="544" meta:character-count="3607"/>
  </office:meta>
</office:document-meta>
</file>